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Century Gothic'" style:font-family-generic="swiss"/>
    <style:font-face style:name="Century Gothic" svg:font-family="'Century Gothic'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, 'DejaVu Sans'" style:font-family-generic="roman"/>
  </office:font-face-decls>
  <office:automatic-styles>
    <style:style style:name="Table1" style:family="table">
      <style:table-properties style:width="14.915cm" table:align="center" style:writing-mode="lr-tb"/>
    </style:style>
    <style:style style:name="Table1.A" style:family="table-column">
      <style:table-column-properties style:column-width="7.502cm"/>
    </style:style>
    <style:style style:name="Table1.B" style:family="table-column">
      <style:table-column-properties style:column-width="7.4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>
      <style:paragraph-properties fo:margin-top="0.176cm" fo:margin-bottom="0cm" style:contextual-spacing="false" fo:keep-together="auto" fo:orphans="2" fo:widows="2" fo:keep-with-next="auto" text:number-lines="true" text:line-number="0"/>
      <style:text-properties style:font-name="Century Gothic" fo:font-size="12pt" style:font-size-asian="12pt" style:font-name-complex="Century Gothic" style:font-size-complex="12pt"/>
    </style:style>
    <style:style style:name="P2" style:family="paragraph" style:parent-style-name="Standard">
      <style:paragraph-properties fo:text-align="start" style:justify-single-word="false" fo:orphans="2" fo:widows="2" text:number-lines="true" text:line-number="0"/>
    </style:style>
    <style:style style:name="P3" style:family="paragraph" style:parent-style-name="Standard">
      <style:text-properties style:font-name="Century Gothic" fo:language="en" fo:country="US" fo:font-weight="normal" style:font-weight-asian="normal" style:font-name-complex="Century Gothic" style:font-weight-complex="normal"/>
    </style:style>
    <style:style style:name="P4" style:family="paragraph" style:parent-style-name="Standard">
      <style:text-properties style:text-position="0% 100%" style:font-name="Century Gothic" fo:font-size="12pt" fo:language="en" fo:country="US" fo:font-weight="normal" style:letter-kerning="false" style:font-name-asian="SimSun" style:font-size-asian="12pt" style:language-asian="zh" style:country-asian="CN" style:font-weight-asian="normal" style:font-name-complex="Century Gothic" style:font-size-complex="12pt" style:language-complex="ar" style:country-complex="none" style:font-weight-complex="normal"/>
    </style:style>
    <style:style style:name="P5" style:family="paragraph" style:parent-style-name="Standard">
      <style:paragraph-properties fo:margin-top="0.176cm" fo:margin-bottom="0cm" style:contextual-spacing="false" fo:orphans="2" fo:widows="2" text:number-lines="true" text:line-number="0"/>
      <style:text-properties officeooo:paragraph-rsid="000b0f23"/>
    </style:style>
    <style:style style:name="P6" style:family="paragraph" style:parent-style-name="Text_20_body">
      <style:paragraph-properties fo:text-align="start" style:justify-single-word="false" fo:keep-together="auto" fo:orphans="2" fo:widows="2" fo:keep-with-next="auto" text:number-lines="true" text:line-number="0"/>
    </style:style>
    <style:style style:name="P7" style:family="paragraph" style:parent-style-name="Text_20_body">
      <style:text-properties style:font-name="Century Gothic1" fo:font-size="12pt" style:font-size-asian="12pt" style:font-size-complex="12pt"/>
    </style:style>
    <style:style style:name="T1" style:family="text">
      <style:text-properties style:font-name="Century Gothic" fo:font-size="12pt" style:font-size-asian="12pt" style:font-name-complex="Century Gothic" style:font-size-complex="12pt"/>
    </style:style>
    <style:style style:name="T2" style:family="text">
      <style:text-properties style:font-name="Century Gothic" fo:font-size="12pt" fo:language="en" fo:country="US" style:font-size-asian="12pt" style:font-name-complex="Century Gothic" style:font-size-complex="12pt"/>
    </style:style>
    <style:style style:name="T3" style:family="text">
      <style:text-properties style:font-name="Century Gothic" fo:font-size="12pt" fo:language="en" fo:country="US" style:letter-kerning="false" style:font-name-asian="SimSun" style:font-size-asian="12pt" style:language-asian="zh" style:country-asian="CN" style:font-name-complex="Century Gothic" style:font-size-complex="12pt" style:language-complex="ar" style:country-complex="none"/>
    </style:style>
    <style:style style:name="T4" style:family="text">
      <style:text-properties style:text-position="0% 100%" style:font-name="Century Gothic" fo:font-size="12pt" fo:language="en" fo:country="US" fo:font-weight="normal" style:font-size-asian="12pt" style:font-weight-asian="normal" style:font-name-complex="Century Gothic" style:font-size-complex="12pt" style:font-weight-complex="normal"/>
    </style:style>
    <style:style style:name="T5" style:family="text">
      <style:text-properties style:text-position="0% 100%" style:font-name="Century Gothic" fo:font-size="12pt" fo:language="en" fo:country="US" style:font-size-asian="12pt" style:font-name-complex="Century Gothic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Strong_20_Emphasis"><text:span text:style-name="T5">Un Dia a Maó</text:span></text:span><text:span text:style-name="T4"><text:line-break/></text:span><text:span text:style-name="Emphasis"><text:span text:style-name="T4">Diari Comarcal de Menorca</text:span></text:span></text:p>
          </table:table-cell>
          <table:table-cell table:style-name="Table1.A1" office:value-type="string">
            <text:h text:style-name="P1" text:outline-level="1"><text:span text:style-name="T4"/></text:h>
          </table:table-cell>
        </table:table-row>
        <table:table-row table:style-name="Table1.1">
          <table:table-cell table:style-name="Table1.A1" office:value-type="string">
            <text:p text:style-name="P6"><text:span text:style-name="T3">La ciutat de Maó és un lloc d'una bellesa indescriptible, amb les seves estretes carreretes empedrades i els seus edificis plens de història. En els últims anys, la ciutat ha viscut un creixement constant que ha permès millorar les infraestructures i ampliar els serveis a la ciutadania. El port, el qual ha estat el motor econòmic de la ciutat durant segles, segueix sent un punt de referència important per als residents i turistes que arriben a Menorca des de tot el món. Les activitats culturals, les festes tradicionals i els mercats locals continuen sent el cor bategant de la ciutat, i no hi ha dubte que la seva essència perdurarà per molts anys més.</text:span></text:p>
            <text:p text:style-name="P7">A més de la riquesa cultural, Maó és una ciutat amb una gran oferta gastronòmica. Els restaurants i tavernes de la zona serveixen els millors plats de la cuina menorquina, com la caldereta de llagosta o els formatges artesans. La relació entre el mar i la terra es reflecteix en cadascun dels plats que es poden degustar en els seus locals.</text:p>
            <text:p text:style-name="P2"><text:span text:style-name="T3"/></text:p>
            <text:p text:style-name="P4"/>
          </table:table-cell>
          <table:table-cell table:style-name="Table1.A1" office:value-type="string">
            <text:p text:style-name="P6"><text:span text:style-name="T3">Però la ciutat també fa front a diversos reptes. Un dels més destacats és la preservació del seu patrimoni històric davant de la pressió del desenvolupament urbà. Mentre que molts veuen en el creixement una oportunitat per a millorar les condicions de vida, altres temen que l'expansió indiscriminada pugui acabar amb l'encant i l'autenticitat de Maó. El debat sobre com trobar un equilibri entre modernitat i tradició és cada vegada més present en les converses dels residents i visitants.</text:span></text:p>
            <text:p text:style-name="P7">Una altra qüestió que ha ocupat molts titulars recentment és la seguretat ciutadana. En els últims mesos, han augmentat les queixes per actes de vandalisme i petits delictes a la ciutat. Les autoritats locals estan treballant en noves mesures per a reforçar la presència policial i garantir la tranquil·litat dels veïns. La creació d'espais de trobada i l'organització d'activitats comunitàries també són algunes de les iniciatives que s'estan duent a terme per a millorar la convivència i la seguretat a Maó.</text:p>
            <text:p text:style-name="P2"><text:span text:style-name="T3"/></text:p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Century Gothic'" style:font-family-generic="swiss"/>
    <style:font-face style:name="Century Gothic" svg:font-family="'Century Gothic'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, 'Century Gothic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DejaVu Sans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margin-top="0.176cm" fo:margin-bottom="0.176cm" style:contextual-spacing="false" fo:text-align="start" style:justify-single-word="false" fo:orphans="2" fo:widows="2" style:writing-mode="lr-tb"/>
      <style:text-properties style:use-window-font-color="true" loext:opacity="0%" style:font-name="SimSun" fo:font-family="SimSun, 'Droid Sans Fallback'" fo:font-size="24pt" fo:language="en" fo:country="US" fo:font-weight="bold" style:letter-kerning="true" style:font-name-asian="SimSun" style:font-family-asian="SimSun, 'Droid Sans Fallback'" style:font-size-asian="24pt" style:language-asian="zh" style:country-asian="CN" style:font-weight-asian="bold" style:font-name-complex="SimSun" style:font-family-complex="SimSun, 'Droid Sans Fallback'" style:font-size-complex="24pt" style:language-complex="ar" style:country-complex="none" style:font-weight-complex="bold"/>
    </style:style>
    <style:style style:name="Normal_20__28_Web_29_" style:display-name="Normal (Web)" style:family="paragraph">
      <style:paragraph-properties fo:margin-left="0cm" fo:margin-right="0cm" fo:margin-top="0.176cm" fo:margin-bottom="0.176cm" style:contextual-spacing="false" fo:text-align="start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, 'DejaVu Sans'" style:font-family-generic="roman" fo:font-size="12pt" fo:language="en" fo:country="US" style:letter-kerning="false" style:font-name-asian="SimSun" style:font-family-asian="SimSun, 'Droid Sans Fallback'" style:font-size-asian="12pt" style:language-asian="zh" style:country-asian="CN" style:font-name-complex="Times New Roman" style:font-family-complex="'Times New Roman', 'DejaVu Sans'" style:font-family-generic-complex="roman" style:font-size-complex="12pt" style:language-complex="ar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creation-date>2024-11-13T13:25:00</meta:creation-date>
    <dc:date>2024-12-12T16:29:57.493184877</dc:date>
    <meta:editing-cycles>2</meta:editing-cycles>
    <meta:editing-duration>P4DT1H3M41S</meta:editing-duration>
    <meta:document-statistic meta:table-count="1" meta:image-count="0" meta:object-count="0" meta:page-count="1" meta:paragraph-count="5" meta:word-count="343" meta:character-count="2035" meta:non-whitespace-character-count="1697"/>
    <meta:generator>LibreOffice/24.2.7.2$Linux_X86_64 LibreOffice_project/420$Build-2</meta:generator>
    <meta:user-defined meta:name="KSOProductBuildVer">1033-11.1.0.11719</meta:user-defined>
  </office:meta>
</office:document-meta>
</file>